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k Mukta1" svg:font-family="'Ek Mukta'"/>
    <style:font-face style:name="Droid Sans Mono" svg:font-family="'Droid Sans Mono'" style:font-family-generic="swiss" style:font-pitch="fixed"/>
    <style:font-face style:name="Abel" svg:font-family="Abe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Ek Mukta" svg:font-family="'Ek Mukta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0.0528in" fo:text-align="start" style:justify-single-word="false"/>
      <style:text-properties style:font-name="Droid Sans Mono" fo:font-size="4pt" officeooo:rsid="0027a871" officeooo:paragraph-rsid="0027a871" style:font-size-asian="4pt" style:font-size-complex="4pt"/>
    </style:style>
    <style:style style:name="P2" style:family="paragraph" style:parent-style-name="Standard">
      <style:paragraph-properties fo:margin-top="0in" fo:margin-bottom="0in" loext:contextual-spacing="false" fo:line-height="0.0528in" fo:text-align="start" style:justify-single-word="false"/>
      <style:text-properties style:font-name="Droid Sans Mono" fo:font-size="4pt" officeooo:rsid="00234401" officeooo:paragraph-rsid="0027a871" style:font-size-asian="4pt" style:font-size-complex="4pt"/>
    </style:style>
    <style:style style:name="P3" style:family="paragraph" style:parent-style-name="Standard">
      <style:paragraph-properties fo:margin-top="0in" fo:margin-bottom="0in" loext:contextual-spacing="false" fo:line-height="0.0528in" fo:text-align="start" style:justify-single-word="false"/>
      <style:text-properties style:font-name="Droid Sans Mono" fo:font-size="4pt" officeooo:rsid="00234401" officeooo:paragraph-rsid="00234401" style:font-size-asian="4pt" style:font-size-complex="4pt"/>
    </style:style>
    <style:style style:name="P4" style:family="paragraph" style:parent-style-name="Standard">
      <style:paragraph-properties fo:margin-top="0in" fo:margin-bottom="0in" loext:contextual-spacing="false" fo:line-height="0.0528in" fo:text-align="start" style:justify-single-word="false"/>
      <style:text-properties style:font-name="Droid Sans Mono" fo:font-size="4pt" officeooo:rsid="0023b360" officeooo:paragraph-rsid="0023b360" style:font-size-asian="4pt" style:font-size-complex="4pt"/>
    </style:style>
    <style:style style:name="P5" style:family="paragraph" style:parent-style-name="Standard">
      <style:paragraph-properties fo:margin-top="0in" fo:margin-bottom="0in" loext:contextual-spacing="false" fo:line-height="0.0528in" fo:text-align="start" style:justify-single-word="false"/>
      <style:text-properties style:font-name="Droid Sans Mono" fo:font-size="4pt" officeooo:rsid="0024af68" officeooo:paragraph-rsid="002592e0" style:font-size-asian="4pt" style:font-size-complex="4pt"/>
    </style:style>
    <style:style style:name="P6" style:family="paragraph" style:parent-style-name="Footer">
      <style:paragraph-properties fo:text-align="center" style:justify-single-word="false"/>
      <style:text-properties style:font-name="Abel" fo:font-size="6pt" officeooo:rsid="001dba8a" officeooo:paragraph-rsid="001dba8a" style:font-size-asian="6pt" style:font-size-complex="6pt"/>
    </style:style>
    <style:style style:name="T1" style:family="text">
      <style:text-properties officeooo:rsid="00252f3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RT</text:p>
      <text:p text:style-name="P2">FIRST</text:p>
      <text:p text:style-name="P3">SECOND</text:p>
      <text:p text:style-name="P3">THIRD</text:p>
      <text:p text:style-name="P3">FOURTH</text:p>
      <text:p text:style-name="P3">FIFTH</text:p>
      <text:p text:style-name="P4">12345123451234512345123451234512345123451234512345123451234512345123451234512345123451234512345123451234512345123451234512345123451234512345123451234512345123451234512345123451234512345123451234512345123451234512</text:p>
      <text:p text:style-name="P5">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<text:span text:style-name="T1">gtacgtAGCtaagcatcg</text:span>GATCGATCGATCGATCGATCGA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k Mukta1" svg:font-family="'Ek Mukta'"/>
    <style:font-face style:name="Droid Sans Mono" svg:font-family="'Droid Sans Mono'" style:font-family-generic="swiss" style:font-pitch="fixed"/>
    <style:font-face style:name="Abel" svg:font-family="Abe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Ek Mukta" svg:font-family="'Ek Mukt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dobe Blank" style:font-size-asian="10.5pt" style:language-asian="zh" style:country-asian="CN" style:font-name-complex="Ek Mukta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Adobe Blank" style:font-size-asian="10.5pt" style:language-asian="zh" style:country-asian="CN" style:font-name-complex="Ek Mukt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Ek Mukta" style:font-family-complex="'Ek Mukta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Ek Mukta1" style:font-family-complex="'Ek Mukta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Ek Mukta1" style:font-family-complex="'Ek Mukta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k Mukta1" style:font-family-complex="'Ek Mukta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4807in" style:type="center"/>
          <style:tab-stop style:position="8.961in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bel" fo:font-size="6pt" officeooo:rsid="001dba8a" officeooo:paragraph-rsid="001dba8a" style:font-size-asian="6pt" style:font-size-complex="6pt"/>
    </style:style>
    <style:page-layout style:name="Mpm1">
      <style:page-layout-properties fo:page-width="9in" fo:page-height="12in" style:num-format="1" style:print-orientation="portrait" fo:margin-top="0.0193in" fo:margin-bottom="0.0193in" fo:margin-left="0.0193in" fo:margin-right="0.0193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591in" fo:margin-left="0.0193in" fo:margin-right="0.0193in" fo:margin-top="0.0193in" fo:background-color="transparent" style:dynamic-spacing="true" draw:fill="none" draw:fill-color="#729fcf"/>
      </style:footer-style>
    </style:page-layout>
    <style:page-layout style:name="Mpm2">
      <style:page-layout-properties fo:page-width="9in" fo:page-height="1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/ <text:page-count>1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8T14:46:35.048508837</meta:creation-date>
    <dc:date>2018-08-07T13:46:36.055851283</dc:date>
    <meta:editing-duration>PT2H48M37S</meta:editing-duration>
    <meta:editing-cycles>20</meta:editing-cycles>
    <meta:generator>LibreOffice/6.0.5.2$Linux_X86_64 LibreOffice_project/00m0$Build-2</meta:generator>
    <meta:document-statistic meta:table-count="0" meta:image-count="0" meta:object-count="0" meta:page-count="1" meta:paragraph-count="9" meta:word-count="11" meta:character-count="1586" meta:non-whitespace-character-count="1584"/>
  </office:meta>
</office:document-meta>
</file>